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Arial1"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nsolas"/>
    </style:style>
    <style:style style:name="P2" style:family="paragraph" style:parent-style-name="Standard">
      <style:text-properties style:font-name="Consolas" officeooo:paragraph-rsid="000c1393"/>
    </style:style>
    <style:style style:name="T1" style:family="text">
      <style:text-properties officeooo:rsid="000c1393"/>
    </style:style>
    <style:style style:name="T2" style:family="text">
      <style:text-properties style:font-name="Consolas"/>
    </style:style>
    <style:style style:name="T3" style:family="text">
      <style:text-properties style:font-name="Consolas" officeooo:rsid="000c1393"/>
    </style:style>
    <style:style style:name="T4" style:family="text">
      <style:text-properties style:font-name="Consolas" officeooo:rsid="000c52fa"/>
    </style:style>
    <style:style style:name="T5" style:family="text">
      <style:text-properties officeooo:rsid="000c52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text:span text:style-name="T2">Hi! It's </text:span><text:span text:style-name="T3">quicker &amp; better</text:span><text:span text:style-name="T2"> to see my </text:span><text:span text:style-name="T4">résumé</text:span><text:span text:style-name="T2"> </text:span><text:span text:style-name="T4">&amp;</text:span><text:span text:style-name="T2"> </text:span><text:span text:style-name="T4">gifs &amp; links</text:span><text:span text:style-name="T2">, within my</text:span><text:span text:style-name="T3"> </text:span><text:span text:style-name="T2">portfolio website itself: </text:span></text:p>
      <text:p text:style-name="P2"><text:a xlink:type="simple" xlink:href="http://www.deferredreality.com/#resume" text:style-name="Internet_20_link" text:visited-style-name="Visited_20_Internet_20_Link">http://www.deferredreality.com/#resume</text:a></text:p>
      <text:p text:style-name="P1"/>
      <text:p text:style-name="P1">But if you prefer to deal with clunky PDFs, here's a direct link to that as well:</text:p>
      <text:p text:style-name="P1"><text:a xlink:type="simple" xlink:href="http://www.deferredreality.com/boxdrop/TudorBerechetCVSection-from_personal_website_-_www.deferredreality.com.pdf" text:style-name="Internet_20_link" text:visited-style-name="Visited_20_Internet_20_Link">http://www.deferredreality.com/boxdrop/TudorBerechetCVSection-from_personal_website_-_www.deferredreality.com.pdf</text:a></text:p>
      <text:p text:style-name="P1"/>
      <text:p text:style-name="P1"/>
      <text:p text:style-name="P1"/>
      <text:p text:style-name="P1"/>
      <text:p text:style-name="P1">Have a magical day,</text:p>
      <text:p text:style-name="P1">-Tud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9"/>.##@@&amp;&amp;&amp;&amp;&amp;@@##.</text:p>
      <text:p text:style-name="P1"><text:s text:c="16"/>,##@&amp;::%&amp;&amp;&amp;&amp;%%::&amp;@##.</text:p>
      <text:p text:style-name="P1"><text:s text:c="14"/>#@&amp;:%%0000000000000%%:&amp;@#</text:p>
      <text:p text:style-name="P1"><text:s text:c="12"/>#@&amp;:%00' <text:s text:c="12"/>'00%:&amp;@#</text:p>
      <text:p text:style-name="P1"><text:s text:c="10"/>#@&amp;:%0' <text:s text:c="18"/>'0%:&amp;@#</text:p>
      <text:p text:style-name="P1"><text:s text:c="9"/>#@&amp;:%0 <text:s text:c="23"/>0%:&amp;@#</text:p>
      <text:p text:style-name="P1"><text:s text:c="8"/>#@&amp;:%0 <text:s text:c="25"/>0%:&amp;@#</text:p>
      <text:p text:style-name="P1"><text:s text:c="8"/>#@&amp;:%0 <text:s text:c="25"/>0%:&amp;@#</text:p>
      <text:p text:style-name="P1"><text:s text:c="8"/>"" ' " <text:s text:c="25"/>" ' ""</text:p>
      <text:p text:style-name="P1"><text:s text:c="6"/>_oOoOoOo_ <text:s text:c="25"/>.-.-.</text:p>
      <text:p text:style-name="P1"><text:s text:c="5"/>(oOoOoOoOo) <text:s text:c="23"/>( <text:s/>: <text:s/>)</text:p>
      <text:p text:style-name="P1"><text:s text:c="6"/>)`"""""`( <text:s text:c="22"/>.-.`. .'.-.</text:p>
      <text:p text:style-name="P1"><text:s text:c="5"/>/ <text:s text:c="8"/>\ <text:s text:c="20"/>(_ <text:s/>'.Y.' <text:s/>_)</text:p>
      <text:p text:style-name="P1"><text:s text:c="4"/>| # <text:s text:c="8"/>| <text:s text:c="19"/>( <text:s text:c="2"/>.'|'. <text:s text:c="2"/>)</text:p>
      <text:p text:style-name="P1"><text:s text:c="4"/>\ <text:s text:c="10"/>/ <text:s text:c="20"/>'-' <text:s/>| <text:s/>'-'</text:p>
      <text:p text:style-name="P1"><text:s text:c="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Arial1"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12T23:53:38.875000000</meta:creation-date>
    <dc:date>2022-07-13T00:08:51.224000000</dc:date>
    <meta:editing-duration>PT5M2S</meta:editing-duration>
    <meta:editing-cycles>1</meta:editing-cycles>
    <meta:document-statistic meta:table-count="0" meta:image-count="0" meta:object-count="0" meta:page-count="1" meta:paragraph-count="22" meta:word-count="87" meta:character-count="1036" meta:non-whitespace-character-count="538"/>
    <meta:generator>LibreOffice/6.4.4.2$Windows_X86_64 LibreOffice_project/3d775be2011f3886db32dfd395a6a6d1ca2630ff</meta:generator>
  </office:meta>
</office:document-meta>
</file>